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ff7a9" officeooo:paragraph-rsid="000ff7a9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ff7a9" officeooo:paragraph-rsid="0025eb9e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0ff7a9" officeooo:paragraph-rsid="0043fa68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rsid="000ff7a9" officeooo:paragraph-rsid="0011e6e3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0ff7a9" officeooo:paragraph-rsid="0045fd1a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0ff7a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45fd1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46641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48c6b9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4d5e0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4f291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weight="bold" officeooo:rsid="000ff7a9" officeooo:paragraph-rsid="0052ac1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45fd1a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466413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48c6b9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4f2916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6d3753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52ac1a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769fa1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79cdc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weight="bold" officeooo:rsid="0011e6e3" officeooo:paragraph-rsid="0078421b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weight="bold" officeooo:rsid="003bb30f" officeooo:paragraph-rsid="003bb30f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weight="bold" officeooo:rsid="00195d95" officeooo:paragraph-rsid="002dcad4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weight="bold" officeooo:rsid="00195d95" officeooo:paragraph-rsid="00195d95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weight="bold" officeooo:rsid="0030fa19" officeooo:paragraph-rsid="0043fa68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weight="bold" officeooo:rsid="0030fa19" officeooo:paragraph-rsid="0032e2b1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weight="bold" officeooo:rsid="0032e2b1" officeooo:paragraph-rsid="0032e2b1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weight="bold" officeooo:rsid="00185f2b" officeooo:paragraph-rsid="002dcad4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weight="bold" officeooo:rsid="00185f2b" officeooo:paragraph-rsid="003d28a3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weight="bold" officeooo:rsid="00185f2b" officeooo:paragraph-rsid="003d1732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weight="bold" officeooo:rsid="00185f2b" officeooo:paragraph-rsid="005d904c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weight="bold" officeooo:rsid="0017e9c5" officeooo:paragraph-rsid="00466413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weight="bold" officeooo:rsid="0017e9c5" officeooo:paragraph-rsid="002dcad4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weight="bold" officeooo:rsid="0017e9c5" officeooo:paragraph-rsid="003d1732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weight="bold" officeooo:rsid="00226d1e" officeooo:paragraph-rsid="002dcad4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weight="bold" officeooo:rsid="00226d1e" officeooo:paragraph-rsid="00226d1e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weight="bold" officeooo:rsid="00226d1e" officeooo:paragraph-rsid="0023b0be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weight="bold" officeooo:rsid="002f2069" officeooo:paragraph-rsid="002f2069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weight="bold" officeooo:rsid="006d3753" officeooo:paragraph-rsid="006d3753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weight="bold" officeooo:rsid="00136d0c" officeooo:paragraph-rsid="00136d0c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weight="bold" officeooo:rsid="00136d0c" officeooo:paragraph-rsid="0071182c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weight="bold" officeooo:rsid="00136d0c" officeooo:paragraph-rsid="007120f8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weight="bold" officeooo:rsid="00136d0c" officeooo:paragraph-rsid="00726552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weight="bold" officeooo:rsid="00136d0c" officeooo:paragraph-rsid="0072c00e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weight="bold" officeooo:rsid="00154fba" officeooo:paragraph-rsid="002dcad4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weight="bold" officeooo:rsid="00154fba" officeooo:paragraph-rsid="00154fba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officeooo:rsid="0045fd1a" officeooo:paragraph-rsid="0045fd1a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weight="normal" officeooo:rsid="0030fa19" officeooo:paragraph-rsid="002dcad4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weight="normal" officeooo:rsid="0030fa19" officeooo:paragraph-rsid="0030fa19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weight="normal" officeooo:rsid="0031405a" officeooo:paragraph-rsid="0030fa19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weight="normal" officeooo:rsid="00195d95" officeooo:paragraph-rsid="0043e13a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weight="normal" officeooo:rsid="001a6954" officeooo:paragraph-rsid="002dcad4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weight="normal" officeooo:rsid="001babc4" officeooo:paragraph-rsid="002dcad4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weight="normal" officeooo:rsid="00185f2b" officeooo:paragraph-rsid="002dcad4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weight="normal" officeooo:rsid="00185f2b" officeooo:paragraph-rsid="003d1732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weight="normal" officeooo:rsid="00154fba" officeooo:paragraph-rsid="002dcad4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Times New Roman" fo:font-weight="normal" officeooo:rsid="00154fba" officeooo:paragraph-rsid="0048c6b9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weight="normal" officeooo:rsid="00154fba" officeooo:paragraph-rsid="004d5e02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weight="normal" officeooo:rsid="00154fba" officeooo:paragraph-rsid="003d1732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weight="normal" officeooo:rsid="00154fba" officeooo:paragraph-rsid="00154fba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Times New Roman" fo:font-weight="normal" officeooo:rsid="0048c6b9" officeooo:paragraph-rsid="0048c6b9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Times New Roman" fo:font-weight="normal" officeooo:rsid="0048c6b9" officeooo:paragraph-rsid="0064a866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Times New Roman" fo:font-weight="normal" officeooo:rsid="0048c6b9" officeooo:paragraph-rsid="004d5e02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Times New Roman" fo:font-weight="normal" officeooo:rsid="0011e6e3" officeooo:paragraph-rsid="004d5e02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Times New Roman" fo:font-weight="normal" officeooo:rsid="00226d1e" officeooo:paragraph-rsid="002dcad4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Times New Roman" fo:font-weight="normal" officeooo:rsid="00226d1e" officeooo:paragraph-rsid="00226d1e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Times New Roman" fo:font-weight="normal" officeooo:rsid="0023b0be" officeooo:paragraph-rsid="002dcad4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Times New Roman" fo:font-weight="normal" officeooo:rsid="0023b0be" officeooo:paragraph-rsid="00418579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Times New Roman" fo:font-weight="normal" officeooo:rsid="0023b0be" officeooo:paragraph-rsid="0023b0be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Times New Roman" fo:font-weight="normal" officeooo:rsid="002f2069" officeooo:paragraph-rsid="002f2069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Times New Roman" fo:font-weight="normal" officeooo:rsid="002f2069" officeooo:paragraph-rsid="006d3753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Times New Roman" fo:font-weight="normal" officeooo:rsid="006d3753" officeooo:paragraph-rsid="006d3753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Times New Roman" fo:font-weight="normal" officeooo:rsid="007028a8" officeooo:paragraph-rsid="006d3753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Times New Roman" fo:font-weight="normal" officeooo:rsid="007028a8" officeooo:paragraph-rsid="007120f8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Times New Roman" fo:font-weight="normal" officeooo:rsid="0071182c" officeooo:paragraph-rsid="0071182c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Times New Roman" fo:font-weight="normal" officeooo:rsid="0071182c" officeooo:paragraph-rsid="00726552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Times New Roman" fo:font-weight="normal" officeooo:rsid="00136d0c" officeooo:paragraph-rsid="00136d0c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Times New Roman" fo:font-weight="normal" officeooo:rsid="001ced05" officeooo:paragraph-rsid="001ced05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Times New Roman" fo:font-weight="normal" officeooo:rsid="0077f589" officeooo:paragraph-rsid="0079cdc6" style:font-weight-asian="normal" style:font-weight-complex="normal"/>
    </style:style>
    <style:style style:name="T1" style:family="text">
      <style:text-properties officeooo:rsid="0011e6e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5f2b" style:font-weight-asian="normal" style:font-weight-complex="normal"/>
    </style:style>
    <style:style style:name="T4" style:family="text">
      <style:text-properties fo:font-weight="normal" officeooo:rsid="00154fba" style:font-weight-asian="normal" style:font-weight-complex="normal"/>
    </style:style>
    <style:style style:name="T5" style:family="text">
      <style:text-properties fo:font-weight="normal" officeooo:rsid="00195d95" style:font-weight-asian="normal" style:font-weight-complex="normal"/>
    </style:style>
    <style:style style:name="T6" style:family="text">
      <style:text-properties fo:font-weight="normal" officeooo:rsid="001a6954" style:font-weight-asian="normal" style:font-weight-complex="normal"/>
    </style:style>
    <style:style style:name="T7" style:family="text">
      <style:text-properties fo:font-weight="normal" officeooo:rsid="001babc4" style:font-weight-asian="normal" style:font-weight-complex="normal"/>
    </style:style>
    <style:style style:name="T8" style:family="text">
      <style:text-properties fo:font-weight="normal" officeooo:rsid="0023b0be" style:font-weight-asian="normal" style:font-weight-complex="normal"/>
    </style:style>
    <style:style style:name="T9" style:family="text">
      <style:text-properties fo:font-weight="normal" officeooo:rsid="0029263c" style:font-weight-asian="normal" style:font-weight-complex="normal"/>
    </style:style>
    <style:style style:name="T10" style:family="text">
      <style:text-properties fo:font-weight="normal" officeooo:rsid="002dcad4" style:font-weight-asian="normal" style:font-weight-complex="normal"/>
    </style:style>
    <style:style style:name="T11" style:family="text">
      <style:text-properties fo:font-weight="normal" officeooo:rsid="0030fa19" style:font-weight-asian="normal" style:font-weight-complex="normal"/>
    </style:style>
    <style:style style:name="T12" style:family="text">
      <style:text-properties fo:font-weight="normal" officeooo:rsid="0031405a" style:font-weight-asian="normal" style:font-weight-complex="normal"/>
    </style:style>
    <style:style style:name="T13" style:family="text">
      <style:text-properties fo:font-weight="normal" officeooo:rsid="00320e53" style:font-weight-asian="normal" style:font-weight-complex="normal"/>
    </style:style>
    <style:style style:name="T14" style:family="text">
      <style:text-properties fo:font-weight="normal" officeooo:rsid="0032e2b1" style:font-weight-asian="normal" style:font-weight-complex="normal"/>
    </style:style>
    <style:style style:name="T15" style:family="text">
      <style:text-properties fo:font-weight="normal" officeooo:rsid="003d28a3" style:font-weight-asian="normal" style:font-weight-complex="normal"/>
    </style:style>
    <style:style style:name="T16" style:family="text">
      <style:text-properties fo:font-weight="normal" officeooo:rsid="003edcc6" style:font-weight-asian="normal" style:font-weight-complex="normal"/>
    </style:style>
    <style:style style:name="T17" style:family="text">
      <style:text-properties fo:font-weight="normal" officeooo:rsid="003ef7f7" style:font-weight-asian="normal" style:font-weight-complex="normal"/>
    </style:style>
    <style:style style:name="T18" style:family="text">
      <style:text-properties fo:font-weight="normal" officeooo:rsid="00405dee" style:font-weight-asian="normal" style:font-weight-complex="normal"/>
    </style:style>
    <style:style style:name="T19" style:family="text">
      <style:text-properties fo:font-weight="normal" officeooo:rsid="00418579" style:font-weight-asian="normal" style:font-weight-complex="normal"/>
    </style:style>
    <style:style style:name="T20" style:family="text">
      <style:text-properties fo:font-weight="normal" officeooo:rsid="0042499c" style:font-weight-asian="normal" style:font-weight-complex="normal"/>
    </style:style>
    <style:style style:name="T21" style:family="text">
      <style:text-properties fo:font-weight="normal" officeooo:rsid="0043b229" style:font-weight-asian="normal" style:font-weight-complex="normal"/>
    </style:style>
    <style:style style:name="T22" style:family="text">
      <style:text-properties fo:font-weight="normal" officeooo:rsid="0043bb50" style:font-weight-asian="normal" style:font-weight-complex="normal"/>
    </style:style>
    <style:style style:name="T23" style:family="text">
      <style:text-properties fo:font-weight="normal" officeooo:rsid="0043e13a" style:font-weight-asian="normal" style:font-weight-complex="normal"/>
    </style:style>
    <style:style style:name="T24" style:family="text">
      <style:text-properties fo:font-weight="normal" officeooo:rsid="0043fa68" style:font-weight-asian="normal" style:font-weight-complex="normal"/>
    </style:style>
    <style:style style:name="T25" style:family="text">
      <style:text-properties fo:font-weight="normal" officeooo:rsid="0045fd1a" style:font-weight-asian="normal" style:font-weight-complex="normal"/>
    </style:style>
    <style:style style:name="T26" style:family="text">
      <style:text-properties fo:font-weight="normal" officeooo:rsid="00466413" style:font-weight-asian="normal" style:font-weight-complex="normal"/>
    </style:style>
    <style:style style:name="T27" style:family="text">
      <style:text-properties fo:font-weight="normal" officeooo:rsid="0047c868" style:font-weight-asian="normal" style:font-weight-complex="normal"/>
    </style:style>
    <style:style style:name="T28" style:family="text">
      <style:text-properties fo:font-weight="normal" officeooo:rsid="004f2916" style:font-weight-asian="normal" style:font-weight-complex="normal"/>
    </style:style>
    <style:style style:name="T29" style:family="text">
      <style:text-properties fo:font-weight="normal" officeooo:rsid="004fc54c" style:font-weight-asian="normal" style:font-weight-complex="normal"/>
    </style:style>
    <style:style style:name="T30" style:family="text">
      <style:text-properties fo:font-weight="normal" officeooo:rsid="0052ec60" style:font-weight-asian="normal" style:font-weight-complex="normal"/>
    </style:style>
    <style:style style:name="T31" style:family="text">
      <style:text-properties fo:font-weight="normal" officeooo:rsid="00559a2c" style:font-weight-asian="normal" style:font-weight-complex="normal"/>
    </style:style>
    <style:style style:name="T32" style:family="text">
      <style:text-properties fo:font-weight="normal" officeooo:rsid="005d35b8" style:font-weight-asian="normal" style:font-weight-complex="normal"/>
    </style:style>
    <style:style style:name="T33" style:family="text">
      <style:text-properties fo:font-weight="normal" officeooo:rsid="005f5ef4" style:font-weight-asian="normal" style:font-weight-complex="normal"/>
    </style:style>
    <style:style style:name="T34" style:family="text">
      <style:text-properties fo:font-weight="normal" officeooo:rsid="006085fd" style:font-weight-asian="normal" style:font-weight-complex="normal"/>
    </style:style>
    <style:style style:name="T35" style:family="text">
      <style:text-properties fo:font-weight="normal" officeooo:rsid="006e9966" style:font-weight-asian="normal" style:font-weight-complex="normal"/>
    </style:style>
    <style:style style:name="T36" style:family="text">
      <style:text-properties fo:font-weight="normal" officeooo:rsid="007028a8" style:font-weight-asian="normal" style:font-weight-complex="normal"/>
    </style:style>
    <style:style style:name="T37" style:family="text">
      <style:text-properties fo:font-weight="normal" officeooo:rsid="0071182c" style:font-weight-asian="normal" style:font-weight-complex="normal"/>
    </style:style>
    <style:style style:name="T38" style:family="text">
      <style:text-properties fo:font-weight="normal" officeooo:rsid="007120f8" style:font-weight-asian="normal" style:font-weight-complex="normal"/>
    </style:style>
    <style:style style:name="T39" style:family="text">
      <style:text-properties fo:font-weight="normal" officeooo:rsid="00726552" style:font-weight-asian="normal" style:font-weight-complex="normal"/>
    </style:style>
    <style:style style:name="T40" style:family="text">
      <style:text-properties fo:font-weight="normal" officeooo:rsid="00744387" style:font-weight-asian="normal" style:font-weight-complex="normal"/>
    </style:style>
    <style:style style:name="T41" style:family="text">
      <style:text-properties fo:font-weight="normal" officeooo:rsid="0074e1af" style:font-weight-asian="normal" style:font-weight-complex="normal"/>
    </style:style>
    <style:style style:name="T42" style:family="text">
      <style:text-properties fo:font-weight="normal" officeooo:rsid="0077f589" style:font-weight-asian="normal" style:font-weight-complex="normal"/>
    </style:style>
    <style:style style:name="T43" style:family="text">
      <style:text-properties fo:font-weight="normal" officeooo:rsid="0078421b" style:font-weight-asian="normal" style:font-weight-complex="normal"/>
    </style:style>
    <style:style style:name="T44" style:family="text">
      <style:text-properties officeooo:rsid="00154fba"/>
    </style:style>
    <style:style style:name="T45" style:family="text">
      <style:text-properties officeooo:rsid="00195d95"/>
    </style:style>
    <style:style style:name="T46" style:family="text">
      <style:text-properties officeooo:rsid="001ced05"/>
    </style:style>
    <style:style style:name="T47" style:family="text">
      <style:text-properties officeooo:rsid="0025eb9e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185f2b" style:font-weight-asian="bold" style:font-weight-complex="bold"/>
    </style:style>
    <style:style style:name="T50" style:family="text">
      <style:text-properties fo:font-weight="bold" officeooo:rsid="0048c6b9" style:font-weight-asian="bold" style:font-weight-complex="bold"/>
    </style:style>
    <style:style style:name="T51" style:family="text">
      <style:text-properties officeooo:rsid="002dcad4"/>
    </style:style>
    <style:style style:name="T52" style:family="text">
      <style:text-properties officeooo:rsid="0030fa19"/>
    </style:style>
    <style:style style:name="T53" style:family="text">
      <style:text-properties officeooo:rsid="0031405a"/>
    </style:style>
    <style:style style:name="T54" style:family="text">
      <style:text-properties officeooo:rsid="00376b8e"/>
    </style:style>
    <style:style style:name="T55" style:family="text">
      <style:text-properties officeooo:rsid="003d1732"/>
    </style:style>
    <style:style style:name="T56" style:family="text">
      <style:text-properties officeooo:rsid="003d28a3"/>
    </style:style>
    <style:style style:name="T57" style:family="text">
      <style:text-properties style:text-position="0% 100%" officeooo:rsid="002dcad4"/>
    </style:style>
    <style:style style:name="T58" style:family="text">
      <style:text-properties officeooo:rsid="003e5cba"/>
    </style:style>
    <style:style style:name="T59" style:family="text">
      <style:text-properties officeooo:rsid="003ef7f7"/>
    </style:style>
    <style:style style:name="T60" style:family="text">
      <style:text-properties officeooo:rsid="00405dee"/>
    </style:style>
    <style:style style:name="T61" style:family="text">
      <style:text-properties officeooo:rsid="00418579"/>
    </style:style>
    <style:style style:name="T62" style:family="text">
      <style:text-properties officeooo:rsid="0042499c"/>
    </style:style>
    <style:style style:name="T63" style:family="text">
      <style:text-properties officeooo:rsid="0043b229"/>
    </style:style>
    <style:style style:name="T64" style:family="text">
      <style:text-properties officeooo:rsid="0043e13a"/>
    </style:style>
    <style:style style:name="T65" style:family="text">
      <style:text-properties officeooo:rsid="0043fa68"/>
    </style:style>
    <style:style style:name="T66" style:family="text">
      <style:text-properties officeooo:rsid="0048c6b9"/>
    </style:style>
    <style:style style:name="T67" style:family="text">
      <style:text-properties officeooo:rsid="00602b1d"/>
    </style:style>
    <style:style style:name="T68" style:family="text">
      <style:text-properties officeooo:rsid="0064a866"/>
    </style:style>
    <style:style style:name="T69" style:family="text">
      <style:text-properties officeooo:rsid="006d1fd2"/>
    </style:style>
    <style:style style:name="T70" style:family="text">
      <style:text-properties officeooo:rsid="006d3753"/>
    </style:style>
    <style:style style:name="T71" style:family="text">
      <style:text-properties officeooo:rsid="007028a8"/>
    </style:style>
    <style:style style:name="T72" style:family="text">
      <style:text-properties officeooo:rsid="007120f8"/>
    </style:style>
    <style:style style:name="T73" style:family="text">
      <style:text-properties officeooo:rsid="00769fa1"/>
    </style:style>
    <style:style style:name="T74" style:family="text">
      <style:text-properties officeooo:rsid="0077f5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/>
      <text:p text:style-name="P6">Entidade CADASTRO </text:p>
      <text:p text:style-name="P1"><text:tab/>Cadastro: <text:span text:style-name="T47">E</text:span>ntidade criada para guardar todas as informações referentes aos possíveis Hospedes.</text:p>
      <text:p text:style-name="P6">Atributos da entidade CADASTRO </text:p>
      <text:p text:style-name="P2"><text:tab/></text:p>
      <text:p text:style-name="P2"><text:tab/>T<text:span text:style-name="T64">elefone</text:span>: Atributo <text:s/>criado para guardar o<text:span text:style-name="T1">(s)</text:span> numero(s) de telefone dos <text:span text:style-name="T65">hóspede</text:span>.</text:p>
      <text:p text:style-name="P3"><text:tab/>D<text:span text:style-name="T64">ata de nascimento</text:span>: Atributo criado para guardar a data de nascimento do <text:span text:style-name="T65">hóspede</text:span>.</text:p>
      <text:p text:style-name="P3"><text:tab/>CPF: Atributo criado para guardar o numero do documento CPF de <text:span text:style-name="T65">hóspede</text:span>.</text:p>
      <text:p text:style-name="P3"><text:tab/><text:span text:style-name="T69">Email: Atributo criado para guardar o e-mail do hóspede.</text:span></text:p>
      <text:p text:style-name="P4"><text:tab/><text:span text:style-name="T1">Senha: Atributo criado para guardar a senha do hóspede para o cadastrado criado.</text:span></text:p>
      <text:p text:style-name="P5"><text:tab/><text:span text:style-name="T1">Nome: Atributo criado para guardar o nome completo do hóspede.</text:span></text:p>
      <text:p text:style-name="P5"/>
      <text:p text:style-name="P13">Relacionamento(s) da entidade CADASTRO</text:p>
      <text:p text:style-name="P47"><text:tab/>tem : relaciona a entidade cadastro com a entidade hóspede , onde um cadastrado só pode pertencer a um hospede , e um hospede só pode ter um único cadastrado.</text:p>
      <text:p text:style-name="P47"/>
      <text:p text:style-name="P22">Entidade HÓSPEDE</text:p>
      <text:p text:style-name="P23"><text:tab/><text:span text:style-name="T52">HÓSPEDE</text:span><text:span text:style-name="T11">: Entidade criada para guardar informações sobre o hóspede.</text:span></text:p>
      <text:p text:style-name="P48"/>
      <text:p text:style-name="P49">Atributos da entidade HÓSPEDE</text:p>
      <text:p text:style-name="P25"><text:span text:style-name="T2"><text:tab/></text:span><text:span text:style-name="T12">Local</text:span><text:span text:style-name="T13">O</text:span><text:span text:style-name="T12">rigem: Atributo criado para guardar o local de origem do </text:span><text:span text:style-name="T24">hóspede</text:span><text:span text:style-name="T12">.</text:span></text:p>
      <text:p text:style-name="P25"><text:span text:style-name="T12"><text:tab/>Local</text:span><text:span text:style-name="T13">D</text:span><text:span text:style-name="T12">estino: Atributo criado para guardar o local de destino do </text:span><text:span text:style-name="T24">hóspede</text:span><text:span text:style-name="T12">. </text:span></text:p>
      <text:p text:style-name="P25"><text:span text:style-name="T12"><text:tab/></text:span><text:span text:style-name="T13">MotivoViagem: Atributo criado para guardar o motivo da viagem do </text:span><text:span text:style-name="T24">hóspede</text:span><text:span text:style-name="T13">.</text:span></text:p>
      <text:p text:style-name="P7"/>
      <text:p text:style-name="P13">Relacionamento(s) da entidade HÓSPEDE</text:p>
      <text:p text:style-name="P7"><text:tab/><text:span text:style-name="T25">está em : relaciona a entidade hóspede com a entidade quarto , onde um hóspede está em um único quarto , e um quarto pode ter vários hóspedes. </text:span><text:span text:style-name="T67">Fazer elação com cadastrado</text:span></text:p>
      <text:p text:style-name="P50"/>
      <text:p text:style-name="P27"><text:span text:style-name="T53">E</text:span>ntidade HÓSPEDE PRINCIPAL</text:p>
      <text:p text:style-name="P26"><text:span text:style-name="T12"><text:tab/></text:span><text:span text:style-name="T14">HÓSPEDE PRINCIPAL: Entidade criada para guardar informações sobre o hóspede principal.</text:span></text:p>
      <text:p text:style-name="P27"/>
      <text:p text:style-name="P27"><text:s/><text:span text:style-name="T54">Atributos da entidade HÓSPEDE PRINCIPAL</text:span></text:p>
      <text:p text:style-name="P51"><text:span text:style-name="T48"><text:tab/></text:span><text:span text:style-name="T54">N° de acompanhantes: atributo que guarda informação sobre o numero de acompanhantes que o hóspede tem.</text:span></text:p>
      <text:p text:style-name="P51"/>
      <text:p text:style-name="P14">Relacionamento(s) da entidade <text:s/>HÓSPEDE PRINCIPAL</text:p>
      <text:p text:style-name="P51"/>
      <text:p text:style-name="P51"/>
      <text:p text:style-name="P51"><text:span text:style-name="T54"><text:tab/></text:span><text:tab/><text:tab/></text:p>
      <text:p text:style-name="P23">Entidade RESERVA </text:p>
      <text:p text:style-name="P23"><text:tab/><text:span text:style-name="T2">RESERVA: Entidade que guardas informação sobre uma reserva feita por um cliente já cadastrado.</text:span></text:p>
      <text:p text:style-name="P28">Atributos da entidade <text:span text:style-name="T45">RESERVA</text:span></text:p>
      <text:p text:style-name="P28"/>
      <text:p text:style-name="P28"><text:tab/><text:span text:style-name="T6">C</text:span><text:span text:style-name="T23">ódigo</text:span><text:span text:style-name="T6">: Atributo guardas informação sobre o código da reserva.</text:span></text:p>
      <text:p text:style-name="P52"><text:tab/>D<text:span text:style-name="T64">ata</text:span>: Atributo guarda data que a reserva foi realizada.</text:p>
      <text:p text:style-name="P52"><text:tab/>T<text:span text:style-name="T64">ipo</text:span>: Atributo guarda informação sobre o tipo de reserva feita.</text:p>
      <text:p text:style-name="P28"><text:span text:style-name="T6"><text:tab/>S</text:span><text:span text:style-name="T23">tatus</text:span><text:span text:style-name="T6">: </text:span><text:span text:style-name="T7">Atributo guarda informação sobre o status da reserva.</text:span></text:p>
      <text:p text:style-name="P53"/>
      <text:p text:style-name="P8"><text:soft-page-break/></text:p>
      <text:p text:style-name="P14">Relacionamento(s) da entidade <text:s/>RESERVA </text:p>
      <text:p text:style-name="P8"><text:tab/><text:span text:style-name="T27">T</text:span><text:span text:style-name="T26">em: relaciona a entidade reserva com a entidade quarto , onde quarto tem uma </text:span><text:span text:style-name="T34">ou nenhuma </text:span><text:span text:style-name="T26">reserva , e a reserva </text:span><text:span text:style-name="T27">pode ser feita </text:span><text:span text:style-name="T34">para um único quarto</text:span><text:span text:style-name="T27">.</text:span></text:p>
      <text:p text:style-name="P8"><text:span text:style-name="T26"><text:tab/></text:span><text:span text:style-name="T27">Tem: relaciona a entidade reserva com a entidade hóspede principal , onde uma reserva é feita por um único hóspede, e um hóspede só pode possuir uma única reserva.</text:span></text:p>
      <text:p text:style-name="P8"/>
      <text:p text:style-name="P32">Entidade CHECK-IN</text:p>
      <text:p text:style-name="P33"><text:span text:style-name="T2"><text:tab/>CHECK-IN : Entidade criada para </text:span><text:span text:style-name="T3">guardar as informações de </text:span><text:span text:style-name="T10">check-in</text:span><text:span text:style-name="T3"> no </text:span><text:span text:style-name="T22">h</text:span><text:span text:style-name="T3">otel.</text:span></text:p>
      <text:p text:style-name="P28">Atributos da entidade CHECK-IN</text:p>
      <text:p text:style-name="P28"/>
      <text:p text:style-name="P28"><text:tab/><text:span text:style-name="T15">Observação</text:span><text:span text:style-name="T2">: </text:span><text:span text:style-name="T32">Atributo guarda informação de informações referentes ao check-in.</text:span></text:p>
      <text:p text:style-name="P54"><text:tab/>H<text:span text:style-name="T55">ora marcada</text:span>: Atributo guarda informação sobre da hora marcada para da entrada no <text:span text:style-name="T63">h</text:span>otel.</text:p>
      <text:p text:style-name="P54"><text:tab/><text:span text:style-name="T55">Data marcada</text:span>: Atributo guarda informação sobre a data marcada para da entrada no <text:span text:style-name="T63">h</text:span>otel.</text:p>
      <text:p text:style-name="P28"><text:span text:style-name="T7"><text:tab/></text:span><text:span text:style-name="T4">S</text:span><text:span text:style-name="T15">tatus</text:span><text:span text:style-name="T4">: Atributo criado para guardar o </text:span><text:span text:style-name="T5">status do check-in</text:span><text:span text:style-name="T4">.</text:span></text:p>
      <text:p text:style-name="P9"/>
      <text:p text:style-name="P15">Relacionamento(s) da entidade <text:s/>CHECK-IN</text:p>
      <text:p text:style-name="P56"/>
      <text:p text:style-name="P56"><text:tab/><text:span text:style-name="T66">faz: relaciona a entidade check-in com a entidade hóspede principal , onde o hóspede principal pode ou não fazer o check-in, e o check-in pode ser feito ou não pelo o hóspede principal.</text:span></text:p>
      <text:p text:style-name="P57"><text:tab/><text:span text:style-name="T49">Atributos </text:span><text:span text:style-name="T50">do relacionamento recebido:</text:span></text:p>
      <text:p text:style-name="P57"><text:span text:style-name="T50"><text:tab/><text:tab/></text:span><text:span text:style-name="T66">Data: Atributo guarda informação referente a data que foi feito o check-in.</text:span></text:p>
      <text:p text:style-name="P61"><text:tab/><text:tab/>Hora: Atributo guarda informação referente a hora que foi feito o check-in. <text:s/></text:p>
      <text:p text:style-name="P57"/>
      <text:p text:style-name="P34">Entidade C<text:span text:style-name="T56">HECK-OUT</text:span></text:p>
      <text:p text:style-name="P34"><text:span text:style-name="T2"><text:tab/>CHEC</text:span><text:span text:style-name="T15">K-OUT</text:span><text:span text:style-name="T2">: Entidade criada para </text:span><text:span text:style-name="T3">guardar as informações de </text:span><text:span text:style-name="T10">check-</text:span><text:span text:style-name="T15">out</text:span><text:span text:style-name="T3"> no Hotel.</text:span></text:p>
      <text:p text:style-name="P29">Atributos da entidade <text:s/><text:span text:style-name="T57">CHECK-OUT</text:span></text:p>
      <text:p text:style-name="P30"/>
      <text:p text:style-name="P31"><text:tab/><text:span text:style-name="T15">Observação</text:span><text:span text:style-name="T2"> : </text:span><text:span text:style-name="T32">Atributo guarda informação de informações referentes ao check-</text:span><text:span text:style-name="T33">out</text:span><text:span text:style-name="T32">.</text:span><text:span text:style-name="T2"> </text:span></text:p>
      <text:p text:style-name="P55"><text:tab/><text:span text:style-name="T58">Hora marcada</text:span>: Atributo guarda informação sobre da hora marcada para da entrada no <text:span text:style-name="T63">h</text:span>otel.</text:p>
      <text:p text:style-name="P55"><text:tab/><text:span text:style-name="T58">Data marcada</text:span>: Atributo guarda informação sobre a data marcada para da entrada no <text:span text:style-name="T63">h</text:span>otel.</text:p>
      <text:p text:style-name="P30"><text:span text:style-name="T7"><text:tab/></text:span><text:span text:style-name="T4">S</text:span><text:span text:style-name="T16">tatus</text:span><text:span text:style-name="T4">: Atributo criado para guardar o </text:span><text:span text:style-name="T5">status do check-</text:span><text:span text:style-name="T21">out.</text:span></text:p>
      <text:p text:style-name="P10"/>
      <text:p text:style-name="P10"><text:span text:style-name="T1">Relacionamento(s) da entidade <text:s/></text:span><text:span text:style-name="T57">CHECK-OUT</text:span></text:p>
      <text:p text:style-name="P64"/>
      <text:p text:style-name="P62">faz: relaciona a entidade check-out com a entidade hóspede principal , onde o hóspede principal pode ou não fazer o check-<text:span text:style-name="T68">out</text:span>, e o check-<text:span text:style-name="T68">out</text:span> pode ser feito ou não pelo o hóspede principal.</text:p>
      <text:p text:style-name="P58"><text:tab/><text:span text:style-name="T49">Atributos </text:span><text:span text:style-name="T50">do relacionamento recebido:</text:span></text:p>
      <text:p text:style-name="P58"><text:span text:style-name="T50"><text:tab/><text:tab/></text:span><text:span text:style-name="T66">Data: Atributo guarda informação referente a data que foi feito o check-out.</text:span></text:p>
      <text:p text:style-name="P63"><text:tab/><text:tab/>Hora: Atributo guarda informação referente a hora que foi feito o check-out. <text:s/></text:p>
      <text:p text:style-name="P59"><text:tab/><text:tab/><text:tab/></text:p>
      <text:p text:style-name="P56"/>
      <text:p text:style-name="P35"><text:span text:style-name="T46">E</text:span>ntidade QUARTO</text:p>
      <text:p text:style-name="P65"><text:tab/>QUART0: Entidade <text:span text:style-name="T51">que</text:span> guarda informações referentes ao quarto <text:span text:style-name="T51">reservado no</text:span> <text:span text:style-name="T51">h</text:span>otel.</text:p>
      <text:p text:style-name="P65"/>
      <text:p text:style-name="P35">Atributos da entidade QUARTO </text:p>
      <text:p text:style-name="P65"><text:tab/></text:p>
      <text:p text:style-name="P35"><text:span text:style-name="T2"><text:tab/></text:span><text:span text:style-name="T8">N</text:span><text:span text:style-name="T17">umero</text:span><text:span text:style-name="T8"> : Atributo guarda informação sobre o numero referente ao quarto.<text:tab/></text:span></text:p>
      <text:p text:style-name="P67"><text:tab/>D<text:span text:style-name="T59">escrição</text:span>: <text:span text:style-name="T51">Atributos guarda uma breve descrição sobre o quarto.</text:span></text:p>
      <text:p text:style-name="P67"><text:tab/>V<text:span text:style-name="T59">alor:</text:span> Atributo guarda informação sobre o valor referente ao quarto.</text:p>
      <text:p text:style-name="P67"><text:tab/>S<text:span text:style-name="T59">tatus</text:span>: Atributo guarda informação sobre o status referente ao quarto.</text:p>
      <text:p text:style-name="P67"/>
      <text:p text:style-name="P16"><text:soft-page-break/>Relacionamento(s) da entidade QUARTO</text:p>
      <text:p text:style-name="P11"><text:tab/><text:span text:style-name="T28">tem: relaciona a entidade quarto com a entidade reserva , onde o quarto pode possuir uma ou nenhuma reserva , e uma reserva pode ser feita pra um único quarto.</text:span></text:p>
      <text:p text:style-name="P11"><text:span text:style-name="T28"><text:tab/></text:span><text:span text:style-name="T29">está em: relaciona a entidade quarto com a entidade hóspede , onde uma quarto pode ter um ou vários hóspedes , e uma hóspede esta em um único quarto.</text:span></text:p>
      <text:p text:style-name="P11"><text:span text:style-name="T29"><text:tab/></text:span><text:span text:style-name="T31">Solicita: relaciona a entidade quarto com a entidade serviço , onde um quarto pode solicita nenhum ou muitos serviços , e uma serviço pode ser solicitado por nenhum ou muitos quartos.</text:span></text:p>
      <text:p text:style-name="P67"><text:tab/> </text:p>
      <text:p text:style-name="P38">Entidade SERVIÇO</text:p>
      <text:p text:style-name="P70"><text:tab/>SERVIÇO: Entidade que guarda informações <text:span text:style-name="T70">sobre os serviços prestados no hotel.</text:span></text:p>
      <text:p text:style-name="P70"/>
      <text:p text:style-name="P39">Atributos da entidade SERVIÇO</text:p>
      <text:p text:style-name="P39"/>
      <text:p text:style-name="P72"><text:tab/>ID: atributo criado para guardar informação sobre o ID do serviço.</text:p>
      <text:p text:style-name="P72"/>
      <text:p text:style-name="P17">Relacionamento(s) da entidade <text:span text:style-name="T70">SERVIÇO</text:span></text:p>
      <text:p text:style-name="P71"><text:tab/><text:span text:style-name="T70">solicita: relaciona a entidade serviço coma a entidade quarto , onde serviço pode ser solicitado por um ou muitos quartos , um quarto pode solicitar um ou muitos serviços. </text:span></text:p>
      <text:p text:style-name="P39">Especialização da entidade SERVIÇO</text:p>
      <text:p text:style-name="P39"><text:tab/><text:span text:style-name="T35">Especialização do tipo (T ,X ) </text:span><text:span text:style-name="T36">, uma especialização excludente onde </text:span></text:p>
      <text:p text:style-name="P73"/>
      <text:p text:style-name="P39"><text:span text:style-name="T36"><text:tab/></text:span><text:span text:style-name="T71">Entidade GRATUITO</text:span></text:p>
      <text:p text:style-name="P40"><text:tab/><text:tab/><text:span text:style-name="T36">GRATUITO: entidade criada para guardar informações referentes ao serviços gratuitos.</text:span></text:p>
      <text:p text:style-name="P40"><text:span text:style-name="T36"><text:tab/></text:span><text:span text:style-name="T71">Atributos da entidade GRATUITO</text:span></text:p>
      <text:p text:style-name="P41"><text:span text:style-name="T36"><text:tab/><text:tab/></text:span><text:span text:style-name="T37">Piscina: Atributo guarda informação referente ao serviço gratuito piscina.</text:span></text:p>
      <text:p text:style-name="P75"><text:tab/><text:tab/>Wifi: Atributo guarda informação referente ao serviço gratuito wifi.</text:p>
      <text:p text:style-name="P75"><text:tab/><text:tab/>Limpeza: Atributo guarda informação referente ao serviço gratuito limpeza .</text:p>
      <text:p text:style-name="P75"><text:tab/><text:tab/>Café da manha:Atributo guarda informação referente ao serviço gratuito café da manha.</text:p>
      <text:p text:style-name="P75"/>
      <text:p text:style-name="P41"><text:span text:style-name="T37"><text:tab/></text:span><text:span text:style-name="T72">Entidade PAGO</text:span></text:p>
      <text:p text:style-name="P42"><text:span text:style-name="T2"><text:tab/><text:tab/></text:span><text:span text:style-name="T38">PAGO: E</text:span><text:span text:style-name="T36">ntidade criada para guardar informações referentes ao serviços </text:span><text:span text:style-name="T38">pagos</text:span><text:span text:style-name="T36">.</text:span></text:p>
      <text:p text:style-name="P74"><text:tab/></text:p>
      <text:p text:style-name="P42"><text:span text:style-name="T36"><text:tab/></text:span><text:span text:style-name="T72">Atributos da entidade PAGO</text:span></text:p>
      <text:p text:style-name="P43"><text:tab/><text:tab/><text:span text:style-name="T39">Academia: </text:span><text:span text:style-name="T37">Atributo guarda informação referente ao serviço </text:span><text:span text:style-name="T39">pago academia</text:span><text:span text:style-name="T37">.</text:span></text:p>
      <text:p text:style-name="P43"><text:span text:style-name="T39"><text:tab/><text:tab/>Frigobar: </text:span><text:span text:style-name="T37">Atributo guarda informação referente ao serviço </text:span><text:span text:style-name="T39">pago frigobar</text:span><text:span text:style-name="T37">.</text:span></text:p>
      <text:p text:style-name="P43"><text:span text:style-name="T39"><text:tab/><text:tab/>Lavanderia: </text:span><text:span text:style-name="T37">Atributo guarda informação referente ao serviço </text:span><text:span text:style-name="T39">pago lavanderia</text:span><text:span text:style-name="T37">.</text:span></text:p>
      <text:p text:style-name="P43"><text:span text:style-name="T39"><text:tab/><text:tab/>Restaurante: </text:span><text:span text:style-name="T37">Atributo guarda informação referente ao serviço </text:span><text:span text:style-name="T39">pago restaurante</text:span><text:span text:style-name="T37">.</text:span></text:p>
      <text:p text:style-name="P43"><text:span text:style-name="T39"><text:tab/><text:tab/>Bar: </text:span><text:span text:style-name="T37">Atributo guarda informação referente ao serviço </text:span><text:span text:style-name="T39">pago bar</text:span><text:span text:style-name="T37">.</text:span></text:p>
      <text:p text:style-name="P76"><text:tab/></text:p>
      <text:p text:style-name="P44"><text:tab/><text:span text:style-name="T1">Relacionamento(s) da entidade PAGO</text:span></text:p>
      <text:p text:style-name="P44"><text:tab/><text:tab/><text:span text:style-name="T40">gera: relaciona a entidade pago com a entidade despesa onde , todo serviço pago gera uma ou muitas despesas , e as despesas podem ser geradas por muitos ou nenhum serviço.</text:span><text:tab/></text:p>
      <text:p text:style-name="P44"><text:tab/></text:p>
      <text:p text:style-name="P40">Entidade D<text:span text:style-name="T44">ESPESAS</text:span></text:p>
      <text:p text:style-name="P40"><text:tab/><text:span text:style-name="T2">Despesas : Entidade criada para guardar todas as informações sobre o consumo , serviç</text:span><text:span text:style-name="T9">os</text:span><text:span text:style-name="T2"> e estadias do </text:span><text:span text:style-name="T20">hó</text:span><text:span text:style-name="T2">spede. </text:span></text:p>
      <text:p text:style-name="P77"/>
      <text:p text:style-name="P45">Atributos de DESPESAS</text:p>
      <text:p text:style-name="P46"><text:tab/><text:span text:style-name="T18">Status</text:span><text:span text:style-name="T2"> : Atributo criado para guardar o </text:span><text:span text:style-name="T18">s</text:span><text:span text:style-name="T2">tatus da conta do </text:span><text:span text:style-name="T18">hó</text:span><text:span text:style-name="T2">spede.</text:span></text:p>
      <text:p text:style-name="P60"><text:tab/>D<text:span text:style-name="T60">escrição</text:span>: Atributo criado para guardar <text:span text:style-name="T61">uma descrição sobre a despesa</text:span>.</text:p>
      <text:p text:style-name="P60"><text:soft-page-break/><text:tab/>D<text:span text:style-name="T60">ata: </text:span>Atributo criado para guardar a data das despesas.</text:p>
      <text:p text:style-name="P60"><text:tab/>V<text:span text:style-name="T60">alor</text:span>: Atributo criado para guardar o valor das despesas de <text:span text:style-name="T62">hó</text:span>spede.</text:p>
      <text:p text:style-name="P12"/>
      <text:p text:style-name="P18">Relacionamento(s) da entidade DESPESAS</text:p>
      <text:p text:style-name="P12"><text:tab/><text:span text:style-name="T30">gera: </text:span><text:span text:style-name="T41">relaciona a entidade despesas com a entidade reserva , onde uma reserva gere uma despesa , e uma despesa pode gera uma única reserva. <text:s/></text:span></text:p>
      <text:p text:style-name="P78"/>
      <text:p text:style-name="P36"><text:span text:style-name="T46">E</text:span>ntidade QUARTO</text:p>
      <text:p text:style-name="P66"><text:tab/>QUART0 : Entidade guardas informações referentes ao quarto do <text:span text:style-name="T61">h</text:span>otel.</text:p>
      <text:p text:style-name="P66"/>
      <text:p text:style-name="P66"><text:span text:style-name="T48">Atributos da entidade QUARTO</text:span> </text:p>
      <text:p text:style-name="P66"><text:tab/></text:p>
      <text:p text:style-name="P37"><text:span text:style-name="T2"><text:tab/></text:span><text:span text:style-name="T19">N</text:span><text:span text:style-name="T8">umero: Atributo guarda informação sobre o numero referente ao quarto.<text:tab/></text:span></text:p>
      <text:p text:style-name="P68"><text:tab/>Descrição: <text:span text:style-name="T44">Atributo criado para guardar uma descrição sobre o quarto.</text:span></text:p>
      <text:p text:style-name="P69"><text:tab/>V<text:span text:style-name="T61">alor</text:span>: Atributo guarda informação sobre o valor referente ao quarto.</text:p>
      <text:p text:style-name="P69"><text:tab/>S<text:span text:style-name="T61">tatus</text:span>: Atributo guarda informação sobre o status referente ao quarto.</text:p>
      <text:p text:style-name="P69"/>
      <text:p text:style-name="P19">Relacionamento(s) da entidade <text:span text:style-name="T73">QUARTO</text:span></text:p>
      <text:p text:style-name="P19"><text:tab/><text:span text:style-name="T42">solicita: relaciona a entidade quarto com a entidade serviço , onde um quarto solicita um ou muitos serviços , e um serviço pode ser solicitado por um ou muitos quartos.</text:span></text:p>
      <text:p text:style-name="P79"><text:tab/></text:p>
      <text:p text:style-name="P20"><text:span text:style-name="T42"><text:tab/></text:span><text:span text:style-name="T74">Atributos do relacionamento</text:span></text:p>
      <text:p text:style-name="P19"><text:span text:style-name="T42"><text:tab/><text:tab/> </text:span><text:span text:style-name="T43">Data: Atributo criado para guardar informação referente a data.</text:span></text:p>
      <text:p text:style-name="P21"><text:span text:style-name="T42"><text:tab/><text:tab/>Hora: </text:span><text:span text:style-name="T43">Atributo criado para guardar informação referente a hora.</text:span></text:p>
      <text:p text:style-name="P69"><text:tab/> </text:p>
      <text:p text:style-name="P24"><text:span text:style-name="T2"><text:tab/>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4:10:22.811748670</meta:creation-date>
    <dc:date>2017-07-24T19:27:59.409888067</dc:date>
    <meta:editing-duration>PT3H53M40S</meta:editing-duration>
    <meta:editing-cycles>80</meta:editing-cycles>
    <meta:generator>LibreOffice/5.1.6.2$Linux_X86_64 LibreOffice_project/10m0$Build-2</meta:generator>
    <meta:document-statistic meta:table-count="0" meta:image-count="0" meta:object-count="0" meta:page-count="4" meta:paragraph-count="128" meta:word-count="1204" meta:character-count="8038" meta:non-whitespace-character-count="6800"/>
  </office:meta>
</office:document-meta>
</file>